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c4b8" officeooo:paragraph-rsid="000ec4b8"/>
    </style:style>
    <style:style style:name="P2" style:family="paragraph" style:parent-style-name="Standard">
      <style:text-properties fo:font-weight="bold" officeooo:rsid="000ec4b8" officeooo:paragraph-rsid="000ec4b8" style:font-weight-asian="bold" style:font-weight-complex="bold"/>
    </style:style>
    <style:style style:name="P3" style:family="paragraph" style:parent-style-name="Standard">
      <style:text-properties fo:font-style="italic" officeooo:rsid="000ec4b8" officeooo:paragraph-rsid="000ec4b8" style:font-style-asian="italic" style:font-style-complex="italic"/>
    </style:style>
    <style:style style:name="P4" style:family="paragraph" style:parent-style-name="Standard">
      <style:text-properties fo:font-style="italic" officeooo:rsid="000f0248" officeooo:paragraph-rsid="000f0248" style:font-style-asian="italic" style:font-style-complex="italic"/>
    </style:style>
    <style:style style:name="P5" style:family="paragraph" style:parent-style-name="Standard">
      <style:text-properties fo:font-style="italic" officeooo:rsid="000f45b9" officeooo:paragraph-rsid="000f45b9" style:font-style-asian="italic" style:font-style-complex="italic"/>
    </style:style>
    <style:style style:name="P6" style:family="paragraph" style:parent-style-name="Standard">
      <style:text-properties fo:font-style="italic" officeooo:rsid="000f5891" officeooo:paragraph-rsid="000f5891" style:font-style-asian="italic" style:font-style-complex="italic"/>
    </style:style>
    <style:style style:name="P7" style:family="paragraph" style:parent-style-name="Standard">
      <style:text-properties fo:font-style="normal" officeooo:rsid="000ec4b8" officeooo:paragraph-rsid="000ec4b8" style:font-style-asian="normal" style:font-style-complex="normal"/>
    </style:style>
    <style:style style:name="P8" style:family="paragraph" style:parent-style-name="Standard">
      <style:text-properties fo:font-style="normal" officeooo:rsid="000f0248" officeooo:paragraph-rsid="000f0248" style:font-style-asian="normal" style:font-style-complex="normal"/>
    </style:style>
    <style:style style:name="P9" style:family="paragraph" style:parent-style-name="Standard">
      <style:paragraph-properties fo:text-align="justify" style:justify-single-word="false"/>
      <style:text-properties fo:font-style="normal" officeooo:rsid="000f0248" officeooo:paragraph-rsid="000f0248" style:font-style-asian="normal" style:font-style-complex="normal"/>
    </style:style>
    <style:style style:name="P10" style:family="paragraph" style:parent-style-name="Standard">
      <style:text-properties fo:font-style="normal" officeooo:rsid="000f45b9" officeooo:paragraph-rsid="000f45b9" style:font-style-asian="normal" style:font-style-complex="normal"/>
    </style:style>
    <style:style style:name="P11" style:family="paragraph" style:parent-style-name="Standard">
      <style:text-properties fo:font-style="normal" officeooo:rsid="000f5891" officeooo:paragraph-rsid="000f5891" style:font-style-asian="normal" style:font-style-complex="normal"/>
    </style:style>
    <style:style style:name="T1" style:family="text">
      <style:text-properties officeooo:rsid="000f0248"/>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 on conceptual Model:</text:p>
      <text:p text:style-name="P1"/>
      <text:p text:style-name="P1"/>
      <text:p text:style-name="P6">Petri Net description</text:p>
      <text:p text:style-name="P6"/>
      <text:p text:style-name="P11">Cars can come from Braunschweiger Straße West (B(W)), Schöninger Straße (S), Wolfenbüttler Straße (W) or Braunschweiger Straße East (B(E)). They cannot come from Rottendorfer Straße (R) because it is a one-way street.</text:p>
      <text:p text:style-name="P11">They can not leave into B(E), because this is a one-way street in the other direction.</text:p>
      <text:p text:style-name="P11">Every street can spawn a car. The car then decides where it wants to go according to a probability and only if there is no car waiting yet (assured by the guardian function). If the car is not inhibited by another car (which is allowed to move first) then it immediately leaves the intersection.</text:p>
      <text:p text:style-name="P1"/>
      <text:p text:style-name="P1"/>
      <text:p text:style-name="P3">Assumptions and Justifications</text:p>
      <text:p text:style-name="P1"/>
      <text:p text:style-name="P1">Simplification: Our cars leave the system without using time because the net becomes way more complex if we want a timed transition without gaining anything useful from it. We would have 1.5* the amount of inhibitors be deviding between „waiting at the intersection“ and „currently on the intersection“.</text:p>
      <text:p text:style-name="P1"/>
      <text:p text:style-name="P1">Everything on the street is a car for us. Or maybe we should say a vehicle. Because we care about troughput and waiting time. What kind of verhicle should not matter for our experiments. </text:p>
      <text:p text:style-name="P1"/>
      <text:p text:style-name="P1">We don’t look at pedestriants. They don’t matter for our experiments and the amount of people crossing the street seemed small.</text:p>
      <text:p text:style-name="P1"/>
      <text:p text:style-name="P1">We also assume that our vehicle will drive according to the rules which is not always a given.</text:p>
      <text:p text:style-name="P1"/>
      <text:p text:style-name="P1"/>
      <text:p text:style-name="P3">Quantities measured:</text:p>
      <text:p text:style-name="P1"/>
      <text:p text:style-name="P1">Troughput, Total turns in any direction, Waiting time, Inter-arrival time</text:p>
      <text:p text:style-name="P1"/>
      <text:p text:style-name="P1"/>
      <text:p text:style-name="P3">Quantities in results:</text:p>
      <text:p text:style-name="P3"/>
      <text:p text:style-name="P7">Troughput, Waiting time, <text:span text:style-name="T1">Total time (for experiment 3)</text:span></text:p>
      <text:p text:style-name="P7"/>
      <text:p text:style-name="P7"/>
      <text:p text:style-name="P4">Experiments:</text:p>
      <text:p text:style-name="P4"/>
      <text:p text:style-name="P8">1) Current System VS Five-way roundabout (waiting time and troughput)</text:p>
      <text:p text:style-name="P9">2) Five-way roundabout VS Four-way roundabout (waiting time and troughput)</text:p>
      <text:p text:style-name="P9">3) Current System VS both Roundabouts: Who can clear a traffic jam fastest?</text:p>
      <text:p text:style-name="P9">4) With x* the amound of traffic, Current System VS Five-way roundbaout (waiting time and troughput)</text:p>
      <text:p text:style-name="P8"/>
      <text:p text:style-name="P8"/>
      <text:p text:style-name="P8"/>
      <text:p text:style-name="P8"/>
      <text:p text:style-name="P8"/>
      <text:p text:style-name="P5"><text:soft-page-break/>Events</text:p>
      <text:p text:style-name="P5"><text:span text:style-name="T2"/></text:p>
      <text:p text:style-name="P5"><text:span text:style-name="T2">Primary: all spawners</text:span></text:p>
      <text:p text:style-name="P5"><text:span text:style-name="T2">Secondary: All „leaving the intersection“ transitions</text:span></text:p>
      <text:p text:style-name="P5"><text:span text:style-name="T2"/></text:p>
      <text:p text:style-name="P5"><text:span text:style-name="T2"/></text:p>
      <text:p text:style-name="P5">Distributions</text:p>
      <text:p text:style-name="P5"/>
      <text:p text:style-name="P10">We expect exponential for the inter-arrival times and normal or lognormal for waiting time and troughput.</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6:47:32.317931511</meta:creation-date>
    <dc:date>2023-05-04T17:05:34.691993344</dc:date>
    <meta:editing-duration>PT18M1S</meta:editing-duration>
    <meta:editing-cycles>5</meta:editing-cycles>
    <meta:generator>LibreOffice/7.3.7.2$Linux_X86_64 LibreOffice_project/30$Build-2</meta:generator>
    <meta:document-statistic meta:table-count="0" meta:image-count="0" meta:object-count="0" meta:page-count="2" meta:paragraph-count="24" meta:word-count="333" meta:character-count="2082" meta:non-whitespace-character-count="1772"/>
  </office:meta>
</office:document-meta>
</file>